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9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7.00pt" fo:font-weight="normal" fo:font-family="Arial" style:font-family-asian="Arial" style:font-family-complex="Arial" fo:background-color="transparent" style:use-window-font-color="true" fo:font-style="italic"/>
    </style:style>
    <style:style style:name="T3" style:family="text">
      <style:text-properties fo:font-size="16.00pt" fo:font-weight="normal" fo:font-family="Arial" style:font-family-asian="Arial" style:font-family-complex="Arial" fo:background-color="transparent" style:use-window-font-color="true" fo:font-style="italic"/>
    </style:style>
    <style:style style:name="T4" style:family="text">
      <style:text-properties fo:font-size="13.00pt" fo:font-weight="normal" fo:font-family="Arial" style:font-family-asian="Arial" style:font-family-complex="Arial" fo:background-color="transparent" style:use-window-font-color="true" fo:font-style="italic"/>
    </style:style>
    <style:style style:name="T5" style:family="text">
      <style:text-properties fo:font-size="13.00pt" fo:font-weight="normal" fo:font-family="Arial" style:font-family-asian="Arial" style:font-family-complex="Arial" fo:background-color="transparent" style:use-window-font-color="true"/>
    </style:style>
    <style:style style:name="T6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7" style:family="text">
      <style:text-properties fo:font-size="14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1155cc"/>
    </style:style>
    <style:style style:name="T8" style:family="text">
      <style:text-properties fo:font-size="14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0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1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2.00pt" fo:font-weight="bold" fo:font-family="Arial" style:font-family-asian="Arial" style:font-family-complex="Arial" fo:background-color="transparent" style:use-window-font-color="true"/>
    </style:style>
    <style:style style:name="T67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5.00pt" fo:font-weight="bold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3.00pt" fo:font-weight="bold" fo:font-family="Arial" style:font-family-asian="Arial" style:font-family-complex="Arial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15.00%" fo:text-align="righ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7" style:family="paragraph">
      <style:paragraph-properties fo:line-height="100.00%" fo:text-align="left"/>
    </style:style>
    <style:style style:name="P8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9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10" style:family="paragraph">
      <style:paragraph-properties fo:line-height="100.00%" fo:text-align="left"/>
    </style:style>
    <style:style style:name="P11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12" style:family="paragraph">
      <style:paragraph-properties fo:line-height="100.00%" fo:text-align="left"/>
    </style:style>
    <style:style style:name="P13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14" style:family="paragraph">
      <style:paragraph-properties fo:line-height="100.00%" fo:text-align="left"/>
    </style:style>
    <style:style style:name="P15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00.00%" fo:text-align="left" fo:margin-left="5.00pt" fo:text-indent="-5.00pt">
        <style:tab-stops>
          <style:tab-stop style:position="88.95pt"/>
          <style:tab-stop style:position="65788.00pt" style:leader-style="dotted"/>
          <style:tab-stop style:position="421116.65pt" style:type="right"/>
          <style:tab-stop style:position="1620.60pt"/>
          <style:tab-stop style:position="88.95pt"/>
        </style:tab-stops>
      </style:paragraph-properties>
    </style:style>
    <style:style style:name="P18" style:family="paragraph">
      <style:paragraph-properties fo:line-height="115.00%" fo:text-align="left"/>
    </style:style>
    <text:list-style style:name="L1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9" style:family="paragraph">
      <style:paragraph-properties fo:line-height="115.00%" fo:text-align="lef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 fo:margin-left="36.00pt" fo:text-indent="0.00pt"/>
    </style:style>
    <text:list-style style:name="L23">
      <text:list-level-style-bullet text:level="1" text:bullet-char="•">
        <style:list-level-properties text:space-before="54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15.00%" fo:text-align="left" fo:margin-left="72.00pt" fo:text-indent="0.00pt"/>
    </style:style>
    <style:style style:name="TableColumn0100" style:family="table-column">
      <style:table-column-properties style:column-width="1.304861in"/>
    </style:style>
    <style:style style:name="TableColumn0101" style:family="table-column">
      <style:table-column-properties style:column-width="1.304861in"/>
    </style:style>
    <style:style style:name="TableColumn0102" style:family="table-column">
      <style:table-column-properties style:column-width="1.270833in"/>
    </style:style>
    <style:style style:name="TableColumn0103" style:family="table-column">
      <style:table-column-properties style:column-width="1.312500in"/>
    </style:style>
    <style:style style:name="TableColumn0104" style:family="table-column">
      <style:table-column-properties style:column-width="1.306944in"/>
    </style:style>
    <style:style style:name="Table01" style:family="table">
      <style:table-properties style:width="6.500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0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1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2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3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1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2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3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  <style:style style:name="TableCell010404" style:family="table-cell">
      <style:table-cell-properties fo:border-top="0.013889in solid #000000" fo:border-left="0.013889in solid #000000" fo:border-right="0.013889in solid #000000" fo:border-bottom="0.013889in solid #000000" fo:padding-left="0.069444in" fo:padding-right="0.069444in" fo:vertical-align="top" fo:background-color="#ffffff"/>
    </style:style>
  </office:automatic-styles>
  <office:body>
    <office:text>
      <text:p text:style-name="P1"><text:span text:style-name="T1">RESUME</text:span></text:p>
      <text:p text:style-name="P1"><text:span text:style-name="T2">name:k.mounika</text:span></text:p>
      <text:p text:style-name="P2"><text:span text:style-name="T3"><text:s text:c="2"/>EMAIL ID<text:s/></text:span><text:span text:style-name="T4"><text:s/></text:span><text:span text:style-name="T5">:</text:span><text:a xlink:href="mailto:mounimounika83672@gmail.com"><text:span text:style-name="T7">mounimounika83672@gmail.com</text:span></text:a><text:span text:style-name="T8"><text:s text:c="6"/></text:span></text:p>
      <text:p text:style-name="P3"><text:span text:style-name="T9"><text:s text:c="6"/>PHONE NUMBER: 6305756259</text:span></text:p>
      <text:p text:style-name="P3"><text:span text:style-name="T10">_________________________________________________________________</text:span><text:span text:style-name="T11">_</text:span></text:p>
      <text:list text:style-name="L4">
        <text:list-item>
          <text:p text:style-name="P4"><text:span text:style-name="T11">Career objective: To become a employee</text:span></text:p>
        </text:list-item>
      </text:list>
      <text:p text:style-name="P5"><text:span text:style-name="T11"><text:s/>Education qualification:</text:span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row table:style-name="TableRow0100">
          <table:table-cell table:style-name="TableCell010000">
            <text:p text:style-name="P7"><text:span text:style-name="T13">Qualification</text:span><text:span text:style-name="T14"/></text:p>
          </table:table-cell>
          <table:table-cell table:style-name="TableCell010001">
            <text:p text:style-name="P7"><text:span text:style-name="T15">institution</text:span><text:span text:style-name="T16"/></text:p>
          </table:table-cell>
          <table:table-cell table:style-name="TableCell010002">
            <text:p text:style-name="P7"><text:span text:style-name="T17">university</text:span><text:span text:style-name="T18"/></text:p>
          </table:table-cell>
          <table:table-cell table:style-name="TableCell010003">
            <text:p text:style-name="P7"><text:span text:style-name="T19">Year of passing</text:span><text:span text:style-name="T20"/></text:p>
          </table:table-cell>
          <table:table-cell table:style-name="TableCell010004">
            <text:p text:style-name="P7"><text:span text:style-name="T21">percentage</text:span><text:span text:style-name="T22"/></text:p>
          </table:table-cell>
        </table:table-row>
        <table:table-row table:style-name="TableRow0101">
          <table:table-cell table:style-name="TableCell010100">
            <text:p text:style-name="P10"><text:span text:style-name="T23">PG</text:span><text:span text:style-name="T24"/></text:p>
          </table:table-cell>
          <table:table-cell table:style-name="TableCell010101">
            <text:p text:style-name="P10"><text:span text:style-name="T25">RVR&amp;JC</text:span><text:span text:style-name="T26"/></text:p>
          </table:table-cell>
          <table:table-cell table:style-name="TableCell010102">
            <text:p text:style-name="P10"><text:span text:style-name="T27">ANU</text:span><text:span text:style-name="T28"/></text:p>
          </table:table-cell>
          <table:table-cell table:style-name="TableCell010103">
            <text:p text:style-name="P10"><text:span text:style-name="T29">2021-2023</text:span><text:span text:style-name="T30"/></text:p>
          </table:table-cell>
          <table:table-cell table:style-name="TableCell010104">
            <text:p text:style-name="P10"><text:span text:style-name="T31">80</text:span><text:span text:style-name="T32"/></text:p>
          </table:table-cell>
        </table:table-row>
        <table:table-row table:style-name="TableRow0102">
          <table:table-cell table:style-name="TableCell010200">
            <text:p text:style-name="P12"><text:span text:style-name="T33">DEGREE</text:span><text:span text:style-name="T34"/></text:p>
          </table:table-cell>
          <table:table-cell table:style-name="TableCell010201">
            <text:p text:style-name="P12"><text:span text:style-name="T35">WOMENS CLG(A)</text:span><text:span text:style-name="T36"/></text:p>
          </table:table-cell>
          <table:table-cell table:style-name="TableCell010202">
            <text:p text:style-name="P12"><text:span text:style-name="T37">ANU</text:span><text:span text:style-name="T38"/></text:p>
          </table:table-cell>
          <table:table-cell table:style-name="TableCell010203">
            <text:p text:style-name="P12"><text:span text:style-name="T39">2018-2021</text:span><text:span text:style-name="T40"/></text:p>
          </table:table-cell>
          <table:table-cell table:style-name="TableCell010204">
            <text:p text:style-name="P12"><text:span text:style-name="T41">75</text:span><text:span text:style-name="T42"/></text:p>
          </table:table-cell>
        </table:table-row>
        <table:table-row table:style-name="TableRow0103">
          <table:table-cell table:style-name="TableCell010300">
            <text:p text:style-name="P14"><text:span text:style-name="T43">INTERMEDIATES</text:span><text:span text:style-name="T44"/></text:p>
          </table:table-cell>
          <table:table-cell table:style-name="TableCell010301">
            <text:p text:style-name="P14"><text:span text:style-name="T45">MMJC</text:span><text:span text:style-name="T46"/></text:p>
          </table:table-cell>
          <table:table-cell table:style-name="TableCell010302">
            <text:p text:style-name="P14"><text:span text:style-name="T47">BOARD OF INTERMEDIATE</text:span><text:span text:style-name="T48"/></text:p>
          </table:table-cell>
          <table:table-cell table:style-name="TableCell010303">
            <text:p text:style-name="P14"><text:span text:style-name="T49">2016-2018</text:span><text:span text:style-name="T50"/></text:p>
          </table:table-cell>
          <table:table-cell table:style-name="TableCell010304">
            <text:p text:style-name="P14"><text:span text:style-name="T51">63</text:span><text:span text:style-name="T52"/></text:p>
          </table:table-cell>
        </table:table-row>
        <table:table-row table:style-name="TableRow0104">
          <table:table-cell table:style-name="TableCell010400">
            <text:p text:style-name="P16"><text:span text:style-name="T53">SSC</text:span><text:span text:style-name="T54"/></text:p>
          </table:table-cell>
          <table:table-cell table:style-name="TableCell010401">
            <text:p text:style-name="P16"><text:span text:style-name="T55">RAVI</text:span><text:span text:style-name="T56"/></text:p>
          </table:table-cell>
          <table:table-cell table:style-name="TableCell010402">
            <text:p text:style-name="P16"><text:span text:style-name="T57">RAVI</text:span><text:span text:style-name="T58"/></text:p>
          </table:table-cell>
          <table:table-cell table:style-name="TableCell010403">
            <text:p text:style-name="P16"><text:span text:style-name="T59">2015-2016</text:span><text:span text:style-name="T60"/></text:p>
          </table:table-cell>
          <table:table-cell table:style-name="TableCell010404">
            <text:p text:style-name="P16"><text:span text:style-name="T61">50</text:span><text:span text:style-name="T62"/></text:p>
          </table:table-cell>
        </table:table-row>
      </table:table>
      <text:p text:style-name="P18"><text:span text:style-name="T62"/></text:p>
      <text:p text:style-name="P18"><text:span text:style-name="T63">TECHNICAL SKILLS:</text:span></text:p>
      <text:list text:style-name="L19">
        <text:list-item>
          <text:p text:style-name="P19"><text:span text:style-name="T64">TALLY</text:span></text:p>
        </text:list-item>
      </text:list>
      <text:p text:style-name="P20"><text:span text:style-name="T64"><text:s text:c="13"/>MS-OFFICE</text:span></text:p>
      <text:p text:style-name="P20"><text:span text:style-name="T64"><text:s text:c="13"/>MS -WORLD </text:span></text:p>
      <text:list text:style-name="L21">
        <text:list-item>
          <text:p text:style-name="P21"><text:span text:style-name="T64">MY SQL<text:s text:c="2"/></text:span></text:p>
        </text:list-item>
        <text:list-item>
          <text:p text:style-name="P21"><text:span text:style-name="T64">PYTHON</text:span></text:p>
        </text:list-item>
      </text:list>
      <text:p text:style-name="P22"><text:span text:style-name="T65">Personal skills::</text:span></text:p>
      <text:list text:style-name="L23">
        <text:list-item>
          <text:p text:style-name="P23"><text:span text:style-name="T66">Dynamic</text:span></text:p>
        </text:list-item>
        <text:list-item>
          <text:p text:style-name="P23"><text:span text:style-name="T66">Hardworking</text:span></text:p>
        </text:list-item>
        <text:list-item>
          <text:p text:style-name="P23"><text:span text:style-name="T66">Good communication</text:span></text:p>
        </text:list-item>
        <text:list-item>
          <text:p text:style-name="P23"><text:span text:style-name="T66">Friendly nature.</text:span></text:p>
        </text:list-item>
        <text:list-item>
          <text:p text:style-name="P23"><text:span text:style-name="T66"><text:s text:c="3"/></text:span><text:span text:style-name="T67"><text:s text:c="9"/></text:span></text:p>
        </text:list-item>
      </text:list>
      <text:p text:style-name="P24"><text:span text:style-name="T68">Personal profile:</text:span></text:p>
      <text:p text:style-name="P24"><text:span text:style-name="T69">Father name<text:s text:c="6"/>:<text:tab/><text:tab/>anjibabu</text:span></text:p>
      <text:p text:style-name="P24"><text:span text:style-name="T69">Mother name<text:s text:c="5"/>:<text:tab/><text:tab/>uma</text:span></text:p>
      <text:p text:style-name="P24"><text:span text:style-name="T69">Date of birth<text:s text:c="6"/>: <text:tab/><text:tab/>25-11-2000</text:span></text:p>
      <text:p text:style-name="P24"><text:span text:style-name="T69">Gender<text:s text:c="15"/>:<text:tab/><text:tab/>female</text:span></text:p>
      <text:p text:style-name="P24"><text:span text:style-name="T69">Nationality<text:s text:c="9"/>:<text:s text:c="12"/>indain</text:span></text:p>
      <text:p text:style-name="P24"><text:span text:style-name="T69">Marital status<text:s text:c="5"/>:<text:s text:c="10"/>unmarried<text:s text:c="3"/></text:span></text:p>
      <text:p text:style-name="P24"><text:span text:style-name="T69">Languages<text:s text:c="8"/>:<text:s text:c="12"/>telugu,english</text:span></text:p>
      <text:p text:style-name="P24"><text:span text:style-name="T69">Hobbies<text:s text:c="13"/>:<text:s text:c="11"/>listening music</text:span></text:p>
      <text:p text:style-name="P24"><text:span text:style-name="T69">Address<text:s text:c="13"/>:<text:s text:c="9"/>guntur</text:span></text:p>
      <text:p text:style-name="P24"><text:span text:style-name="T69"><text:s text:c="9"/>declaration</text:span></text:p>
      <text:p text:style-name="P24"><text:span text:style-name="T69">I am hereby declare that the information furnished in this resume is true to the best of my knowledge.</text:span></text:p>
      <text:p text:style-name="P24"><text:span text:style-name="T69">Place:guntur</text:span></text:p>
      <text:p text:style-name="P24"><text:span text:style-name="T69">Date:26-09-2022</text:span></text:p>
      <text:p text:style-name="P24"><text:span text:style-name="T70"/></text:p>
      <text:p text:style-name="P24"><text:span text:style-name="T70"/></text:p>
      <text:p text:style-name="P24"><text:span text:style-name="T7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